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9.76mm"/>
    </style:style>
    <style:style style:name="co4" style:family="table-column">
      <style:table-column-properties fo:break-before="auto" style:column-width="123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nimeName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lien</text:p>
          </table:table-cell>
          <table:table-cell office:value-type="string" calcext:value-type="string">
            <text:p>synopsis</text:p>
          </table:table-cell>
          <table:table-cell office:value-type="string" calcext:value-type="string">
            <text:p>APPRECIATION</text:p>
          </table:table-cell>
          <table:table-cell office:value-type="string" calcext:value-type="string">
            <text:p>NB_VOTE</text:p>
          </table:table-cell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enaissance</text:p>
          </table:table-cell>
          <table:table-cell office:value-type="string" calcext:value-type="string">
            <text:p><text:a xlink:href="https://www.youtube.com/embed/Vmz0Pwi93bE" xlink:type="simple">https://www.youtube.com/embed/Vmz0Pwi93b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frontation</text:p>
          </table:table-cell>
          <table:table-cell office:value-type="string" calcext:value-type="string">
            <text:p><text:a xlink:href="https://www.youtube.com/embed/aupWyXhdbi0" xlink:type="simple">https://www.youtube.com/embed/aupWyXhdbi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te</text:p>
          </table:table-cell>
          <table:table-cell table:style-name="ce1" office:value-type="string" calcext:value-type="string">
            <text:p><text:a xlink:href="https://www.youtube.com/embed/OLT_cdY-X44" xlink:type="simple">https://www.youtube.com/embed/OLT_cdY-X44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ursuite</text:p>
          </table:table-cell>
          <table:table-cell office:value-type="string" calcext:value-type="string">
            <text:p><text:a xlink:href="https://www.youtube.com/embed/YEFaUWGzYPA" xlink:type="simple">https://www.youtube.com/embed/YEFaUWGzYP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ctique</text:p>
          </table:table-cell>
          <table:table-cell office:value-type="string" calcext:value-type="string">
            <text:p><text:a xlink:href="https://www.youtube.com/embed/WMHtuavt3yw" xlink:type="simple">https://www.youtube.com/embed/WMHtuavt3yw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Déchirure </text:p>
          </table:table-cell>
          <table:table-cell office:value-type="string" calcext:value-type="string">
            <text:p><text:a xlink:href="https://www.youtube.com/embed/FFbQT2JzFas" xlink:type="simple">https://www.youtube.com/embed/FFbQT2JzF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mps couvert</text:p>
          </table:table-cell>
          <table:table-cell office:value-type="string" calcext:value-type="string">
            <text:p><text:a xlink:href="https://www.youtube.com/embed/R6aRrNqGB_I" xlink:type="simple">https://www.youtube.com/embed/R6aRrNqGB_I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Regard</text:p>
          </table:table-cell>
          <table:table-cell office:value-type="string" calcext:value-type="string">
            <text:p><text:a xlink:href="https://www.youtube.com/embed/VrmAM9QFvnU" xlink:type="simple">https://www.youtube.com/embed/VrmAM9QFvn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<text:a xlink:href="https://openload.co/embed/Y1dZTd6hcf8/Gto_Death_Note_09_Vostfr-1.mp4" xlink:type="simple">https://openload.co/embed/Y1dZTd6hcf8/Gto_Death_Note_09_Vostfr-1.mp4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ute</text:p>
          </table:table-cell>
          <table:table-cell table:style-name="ce1" office:value-type="string" calcext:value-type="string">
            <text:p><text:a xlink:href="https://www.youtube.com/embed/Rhqs--QfIpo" xlink:type="simple">https://www.youtube.com/embed/Rhqs--QfIpo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ssaut</text:p>
          </table:table-cell>
          <table:table-cell office:value-type="string" calcext:value-type="string">
            <text:p><text:a xlink:href="https://openload.co/embed/v2nCA7oNhy8/" xlink:type="simple">https://openload.co/embed/v2nCA7oNhy8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our</text:p>
          </table:table-cell>
          <table:table-cell office:value-type="string" calcext:value-type="string">
            <text:p><text:a xlink:href="http://rutube.ru/play/embed/7002519" xlink:type="simple">http://rutube.ru/play/embed/7002519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fession</text:p>
          </table:table-cell>
          <table:table-cell office:value-type="string" calcext:value-type="string">
            <text:p><text:a xlink:href="https://openload.co/embed/Hiqx7e1c8nc/" xlink:type="simple">https://openload.co/embed/Hiqx7e1c8nc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<text:a xlink:href="https://openload.co/embed/8hO_uf7zrAU/" xlink:type="simple">https://openload.co/embed/8hO_uf7zrAU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ri</text:p>
          </table:table-cell>
          <table:table-cell office:value-type="string" calcext:value-type="string">
            <text:p><text:a xlink:href="https://openload.co/embed/fmq511VJHAI/" xlink:type="simple">https://openload.co/embed/fmq511VJHAI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écision</text:p>
          </table:table-cell>
          <table:table-cell office:value-type="string" calcext:value-type="string">
            <text:p><text:a xlink:href="https://openload.co/embed/oWGAS3Pmf3M/" xlink:type="simple">https://openload.co/embed/oWGAS3Pmf3M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xécution</text:p>
          </table:table-cell>
          <table:table-cell office:value-type="string" calcext:value-type="string">
            <text:p><text:a xlink:href="https://openload.co/embed/ei0dfzg-E_0/" xlink:type="simple">https://openload.co/embed/ei0dfzg-E_0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lié</text:p>
          </table:table-cell>
          <table:table-cell table:style-name="ce1" office:value-type="string" calcext:value-type="string">
            <text:p><text:a xlink:href="https://openload.co/embed/VNgiwtqaxh4/" xlink:type="simple">https://openload.co/embed/VNgiwtqaxh4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tsuda</text:p>
          </table:table-cell>
          <table:table-cell office:value-type="string" calcext:value-type="string">
            <text:p><text:a xlink:href="https://openload.co/embed/dxQ0-5GTSCE/" xlink:type="simple">https://openload.co/embed/dxQ0-5GTSCE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édient</text:p>
          </table:table-cell>
          <table:table-cell office:value-type="string" calcext:value-type="string">
            <text:p><text:a xlink:href="https://openload.co/embed/04HvYOfC8mM/" xlink:type="simple">https://openload.co/embed/04HvYOfC8mM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<text:a xlink:href="https://openload.co/embed/FwkTorVlJfs/" xlink:type="simple">https://openload.co/embed/FwkTorVlJfs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nduite</text:p>
          </table:table-cell>
          <table:table-cell office:value-type="string" calcext:value-type="string">
            <text:p><text:a xlink:href="https://openload.co/embed/TKpqkPaioaY/" xlink:type="simple">https://openload.co/embed/TKpqkPaioaY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énésie</text:p>
          </table:table-cell>
          <table:table-cell office:value-type="string" calcext:value-type="string">
            <text:p><text:a xlink:href="https://openload.co/embed/tDawHlBBbwY/" xlink:type="simple">https://openload.co/embed/tDawHlBBbwY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ésurrection</text:p>
          </table:table-cell>
          <table:table-cell office:value-type="string" calcext:value-type="string">
            <text:p><text:a xlink:href="https://openload.co/embed/fCBmYtcmyd0/" xlink:type="simple">https://openload.co/embed/fCBmYtcmyd0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<text:a xlink:href="https://openload.co/embed/05ahkrWfLBc/" xlink:type="simple">https://openload.co/embed/05ahkrWfLBc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prise</text:p>
          </table:table-cell>
          <table:table-cell office:value-type="string" calcext:value-type="string">
            <text:p><text:a xlink:href="https://openload.co/embed/TyFp2JXaew0/" xlink:type="simple">https://openload.co/embed/TyFp2JXaew0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nlèvement</text:p>
          </table:table-cell>
          <table:table-cell office:value-type="string" calcext:value-type="string">
            <text:p><text:a xlink:href="https://openload.co/embed/vWHxFvAL56o/" xlink:type="simple">https://openload.co/embed/vWHxFvAL56o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mpatience</text:p>
          </table:table-cell>
          <table:table-cell office:value-type="string" calcext:value-type="string">
            <text:p><text:a xlink:href="https://openload.co/embed/CvQjUOz3QyU/" xlink:type="simple">https://openload.co/embed/CvQjUOz3QyU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ère</text:p>
          </table:table-cell>
          <table:table-cell office:value-type="string" calcext:value-type="string">
            <text:p><text:a xlink:href="https://openload.co/embed/8hEs6_ZUndM/" xlink:type="simple">https://openload.co/embed/8hEs6_ZUndM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<text:a xlink:href="https://openload.co/embed/--GVafWR1Pw/" xlink:type="simple">https://openload.co/embed/--GVafWR1Pw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ansfert</text:p>
          </table:table-cell>
          <table:table-cell table:style-name="ce1" office:value-type="string" calcext:value-type="string">
            <text:p><text:a xlink:href="https://openload.co/embed/dT2Pq3qXVns/" xlink:type="simple">https://openload.co/embed/dT2Pq3qXVns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oix</text:p>
          </table:table-cell>
          <table:table-cell office:value-type="string" calcext:value-type="string">
            <text:p><text:a xlink:href="https://openload.co/embed/AXHImb45hFg/" xlink:type="simple">https://openload.co/embed/AXHImb45hFg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rrogance</text:p>
          </table:table-cell>
          <table:table-cell office:value-type="string" calcext:value-type="string">
            <text:p><text:a xlink:href="https://openload.co/embed/ZVwsoPEQ53w/" xlink:type="simple">https://openload.co/embed/ZVwsoPEQ53w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igilance</text:p>
          </table:table-cell>
          <table:table-cell office:value-type="string" calcext:value-type="string">
            <text:p><text:a xlink:href="https://openload.co/embed/5k0mVoUOL8U/" xlink:type="simple">https://openload.co/embed/5k0mVoUOL8U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entative de meurtre</text:p>
          </table:table-cell>
          <table:table-cell office:value-type="string" calcext:value-type="string">
            <text:p><text:a xlink:href="https://openload.co/embed/7bnHb0UyJn4/" xlink:type="simple">https://openload.co/embed/7bnHb0UyJn4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28_janvier</text:p>
          </table:table-cell>
          <table:table-cell office:value-type="string" calcext:value-type="string">
            <text:p><text:a xlink:href="https://openload.co/embed/-yXOuF7brhE/" xlink:type="simple">https://openload.co/embed/-yXOuF7brhE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_no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 nouveau monde</text:p>
          </table:table-cell>
          <table:table-cell office:value-type="string" calcext:value-type="string">
            <text:p><text:a xlink:href="https://openload.co/embed/RptsSxnI_ck/" xlink:type="simple">https://openload.co/embed/RptsSxnI_ck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atsu_no_Taiz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 7 péchés capitaux</text:p>
          </table:table-cell>
          <table:table-cell office:value-type="string" calcext:value-type="string">
            <text:p><text:a xlink:href="http://www.dailymotion.com/embed/video/k32cZUca7ChdIz91uwn?logo=0" xlink:type="simple">http://www.dailymotion.com/embed/video/k32cZUca7ChdIz91uwn?logo=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atsu_no_Taizai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L’épée du Chevalier Sacré </text:p>
          </table:table-cell>
          <table:table-cell office:value-type="string" calcext:value-type="string">
            <text:p><text:a xlink:href="http://www.dailymotion.com/embed/video/k579kAfnxSVqTA94sIk?logo=0" xlink:type="simple">http://www.dailymotion.com/embed/video/k579kAfnxSVqTA94sIk?logo=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atsu_no_Taiz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 forêt des rêves blancs</text:p>
          </table:table-cell>
          <table:table-cell office:value-type="string" calcext:value-type="string">
            <text:p><text:a xlink:href="http://www.dailymotion.com/embed/video/k5XyqwwBXh7Wat97LSM?logo=0" xlink:type="simple">http://www.dailymotion.com/embed/video/k5XyqwwBXh7Wat97LSM?logo=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atsu_no_Taiza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 rêve de petite fille</text:p>
          </table:table-cell>
          <table:table-cell office:value-type="string" calcext:value-type="string">
            <text:p><text:a xlink:href="http://www.dailymotion.com/embed/video/k23qW5St0ldtz59aETw?logo=0" xlink:type="simple">http://www.dailymotion.com/embed/video/k23qW5St0ldtz59aETw?logo=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atsu_no_Taiza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ême si tu devais mourir</text:p>
          </table:table-cell>
          <table:table-cell table:style-name="ce1" office:value-type="string" calcext:value-type="string">
            <text:p><text:a xlink:href="http://www.dailymotion.com/embed/video/k2FDubQ98VmrFg9e5aL?logo=0" xlink:type="simple">http://www.dailymotion.com/embed/video/k2FDubQ98VmrFg9e5aL?logo=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atsu_no_Taiza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 poème des origines</text:p>
          </table:table-cell>
          <table:table-cell office:value-type="string" calcext:value-type="string">
            <text:p><text:a xlink:href="http://www.dailymotion.com/embed/video/k54HUAmmzz3yCg9jsz9?logo=0" xlink:type="simple">http://www.dailymotion.com/embed/video/k54HUAmmzz3yCg9jsz9?logo=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atsu_no_Taiza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 retrouvailles émouvantes</text:p>
          </table:table-cell>
          <table:table-cell table:style-name="ce1" office:value-type="string" calcext:value-type="string">
            <text:p><text:a xlink:href="http://www.dailymotion.com/embed/video/k1ksGAzPCTa09G9mrFQ?logo=0" xlink:type="simple">http://www.dailymotion.com/embed/video/k1ksGAzPCTa09G9mrFQ?logo=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atsu_no_Taiza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e chasseresse de feu</text:p>
          </table:table-cell>
          <table:table-cell office:value-type="string" calcext:value-type="string">
            <text:p><text:a xlink:href="http://www.dailymotion.com/embed/video/k3w3UZEaVRFmWh9q7ZJ?logo=0" xlink:type="simple">http://www.dailymotion.com/embed/video/k3w3UZEaVRFmWh9q7ZJ?logo=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atsu_no_Taiza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Une pulsation obscure</text:p>
          </table:table-cell>
          <table:table-cell office:value-type="string" calcext:value-type="string">
            <text:p><text:a xlink:href="https://openload.co/embed/MuPomNJ-aLI/" xlink:type="simple">https://openload.co/embed/MuPomNJ-aLI/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atsu_no_Taiza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 tournoi de lutte de Vaizel</text:p>
          </table:table-cell>
          <table:table-cell office:value-type="string" calcext:value-type="string">
            <text:p><text:a xlink:href="http://www.dailymotion.com/embed/video/k6VbMJGJBI62bN9yc7t?logo=0" xlink:type="simple">http://www.dailymotion.com/embed/video/k6VbMJGJBI62bN9yc7t?logo=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atsu_no_Taizai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Des sentiments refoulés</text:p>
          </table:table-cell>
          <table:table-cell office:value-type="string" calcext:value-type="string">
            <text:p><text:a xlink:href="http://www.dailymotion.com/embed/video/kdzgENQGtZmJZj9CXHR?logo=0" xlink:type="simple">http://www.dailymotion.com/embed/video/kdzgENQGtZmJZj9CXHR?logo=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atsu_no_Taiza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Un canon à te glacer le sang</text:p>
          </table:table-cell>
          <table:table-cell office:value-type="string" calcext:value-type="string">
            <text:p><text:a xlink:href="http://www.dailymotion.com/embed/video/k7sOt9Mo7AizKb9Fz0n?logo=0" xlink:type="simple">http://www.dailymotion.com/embed/video/k7sOt9Mo7AizKb9Fz0n?logo=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atsu_no_Taiza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L'ange de la destruction</text:p>
          </table:table-cell>
          <table:table-cell office:value-type="string" calcext:value-type="string">
            <text:p><text:a xlink:href="http://www.dailymotion.com/embed/video/k4nK6MChmBAt6I9QaCa?logo=0" xlink:type="simple">http://www.dailymotion.com/embed/video/k4nK6MChmBAt6I9QaCa?logo=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atsu_no_Taiza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 lecteur</text:p>
          </table:table-cell>
          <table:table-cell office:value-type="string" calcext:value-type="string">
            <text:p><text:a xlink:href="http://www.dailymotion.com/embed/video/k1rMqXgDT0huwd9UKtQ?logo=0" xlink:type="simple">http://www.dailymotion.com/embed/video/k1rMqXgDT0huwd9UKtQ?logo=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atsu_no_Taiza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 Chevalier impie</text:p>
          </table:table-cell>
          <table:table-cell office:value-type="string" calcext:value-type="string">
            <text:p><text:a xlink:href="http://www.dailymotion.com/embed/video/k2QnDRGgoFVQdC9XXH7?logo=0" xlink:type="simple">http://www.dailymotion.com/embed/video/k2QnDRGgoFVQdC9XXH7?logo=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natsu_no_Taizai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Les légendes dans la tourmente</text:p>
          </table:table-cell>
          <table:table-cell office:value-type="string" calcext:value-type="string">
            <text:p><text:a xlink:href="http://www.dailymotion.com/embed/video/k72eVI2F1FBS2Ga2N1K?logo=0" xlink:type="simple">http://www.dailymotion.com/embed/video/k72eVI2F1FBS2Ga2N1K?logo=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atsu_no_Taiza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Le premier sacrifice</text:p>
          </table:table-cell>
          <table:table-cell office:value-type="string" calcext:value-type="string">
            <text:p><text:a xlink:href="http://www.dailymotion.com/embed/video/k4tEb2ioH0zAI0a5TMl?logo=0" xlink:type="simple">http://www.dailymotion.com/embed/video/k4tEb2ioH0zAI0a5TMl?logo=0</text:a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natsu_no_Taizai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Même si cela doit me coûter la vie </text:p>
          </table:table-cell>
          <table:table-cell table:style-name="ce1" office:value-type="string" calcext:value-type="string">
            <text:p><text:a xlink:href="http://www.dailymotion.com/embed/video/k61QllDjLRT2NLa9dLr?logo=0" xlink:type="simple">http://www.dailymotion.com/embed/video/k61QllDjLRT2NLa9dLr?logo=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atsu_no_Taiza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e roi des fées attend en vain</text:p>
          </table:table-cell>
          <table:table-cell office:value-type="string" calcext:value-type="string">
            <text:p><text:a xlink:href="http://www.dailymotion.com/embed/video/k6ajFn2Wm5NyU5adl7c?logo=0" xlink:type="simple">http://www.dailymotion.com/embed/video/k6ajFn2Wm5NyU5adl7c?logo=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atsu_no_Taiza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e sortilège du courage</text:p>
          </table:table-cell>
          <table:table-cell office:value-type="string" calcext:value-type="string">
            <text:p><text:a xlink:href="http://www.dailymotion.com/embed/video/k4b7dNjudjCGFJahVXQ?logo=0" xlink:type="simple">http://www.dailymotion.com/embed/video/k4b7dNjudjCGFJahVXQ?logo=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atsu_no_Taiza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La menace est imminente</text:p>
          </table:table-cell>
          <table:table-cell office:value-type="string" calcext:value-type="string">
            <text:p><text:a xlink:href="http://www.dailymotion.com/embed/video/k6rsGwhOvvlLdOalUwu?logo=0" xlink:type="simple">http://www.dailymotion.com/embed/video/k6rsGwhOvvlLdOalUwu?logo=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atsu_no_Taiza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e ferais tout pour toi</text:p>
          </table:table-cell>
          <table:table-cell office:value-type="string" calcext:value-type="string">
            <text:p><text:a xlink:href="http://hqq.tv/player/embed_player.php?vid=36S1BWAX73AD&amp;autoplay=no" xlink:type="simple">http://hqq.tv/player/embed_player.php?vid=36S1BWAX73AD&amp;autoplay=no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atsu_no_Taiza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Lorsque survient le désespoir</text:p>
          </table:table-cell>
          <table:table-cell office:value-type="string" calcext:value-type="string">
            <text:p><text:a xlink:href="http://www.dailymotion.com/embed/video/k2rp0mL2xhoREVauvlR?logo=0" xlink:type="simple">http://www.dailymotion.com/embed/video/k2rp0mL2xhoREVauvlR?logo=0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atsu_no_Taiza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es Héros</text:p>
          </table:table-cell>
          <table:table-cell office:value-type="string" calcext:value-type="string">
            <text:p><text:a xlink:href="http://www.dailymotion.com/embed/video/k4fN9q2WV3q5JiaAKtq?logo=0" xlink:type="simple">http://www.dailymotion.com/embed/video/k4fN9q2WV3q5JiaAKtq?logo=0</text:a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17:50:03.2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5:58:51.518000000</meta:creation-date>
    <dc:date>2016-11-03T17:52:27.806000000</dc:date>
    <meta:editing-duration>PT21M16S</meta:editing-duration>
    <meta:editing-cycles>6</meta:editing-cycles>
    <meta:generator>LibreOffice/5.1.6.2$Windows_x86 LibreOffice_project/07ac168c60a517dba0f0d7bc7540f5afa45f0909</meta:generator>
    <meta:document-statistic meta:table-count="1" meta:cell-count="251" meta:object-count="0"/>
  </office:meta>
</office:document-meta>
</file>